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fd09" officeooo:paragraph-rsid="001ffd09"/>
    </style:style>
    <style:style style:name="P2" style:family="paragraph" style:parent-style-name="Standard" style:list-style-name="L1">
      <style:text-properties officeooo:rsid="001ffd09" officeooo:paragraph-rsid="001ffd09"/>
    </style:style>
    <style:style style:name="P3" style:family="paragraph" style:parent-style-name="Standard" style:list-style-name="L1">
      <style:text-properties officeooo:rsid="00207dee" officeooo:paragraph-rsid="00207dee"/>
    </style:style>
    <style:style style:name="P4" style:family="paragraph" style:parent-style-name="Standard" style:list-style-name="L2">
      <style:text-properties officeooo:rsid="00207dee" officeooo:paragraph-rsid="00207dee"/>
    </style:style>
    <style:style style:name="P5" style:family="paragraph" style:parent-style-name="Standard" style:list-style-name="L3">
      <style:text-properties officeooo:rsid="00207dee" officeooo:paragraph-rsid="00207dee"/>
    </style:style>
    <style:style style:name="P6" style:family="paragraph" style:parent-style-name="Standard" style:list-style-name="L4">
      <style:text-properties officeooo:rsid="00207dee" officeooo:paragraph-rsid="00207dee"/>
    </style:style>
    <style:style style:name="P7" style:family="paragraph" style:parent-style-name="Standard" style:list-style-name="L4">
      <style:text-properties officeooo:paragraph-rsid="00207dee"/>
    </style:style>
    <style:style style:name="P8" style:family="paragraph" style:parent-style-name="Standard" style:list-style-name="L1">
      <style:text-properties officeooo:rsid="00222b1d" officeooo:paragraph-rsid="00222b1d"/>
    </style:style>
    <style:style style:name="P9" style:family="paragraph" style:parent-style-name="Standard">
      <style:text-properties officeooo:rsid="00222b1d" officeooo:paragraph-rsid="00222b1d"/>
    </style:style>
    <style:style style:name="T1" style:family="text">
      <style:text-properties officeooo:rsid="00207d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adanie rekrutacyjne</text:p>
      <text:p text:style-name="P1"/>
      <text:p text:style-name="P1">Na podstawie załączonej makiety (makieta.psd) należy wykonać aplikację zbudowaną na podstawie frameworka AngularJS. Należy zwrócić szczególną uwagę na elementy dynamiczne, takie jak slidery lub menu rozwijane, preferowane jest podejście komponentowe. Zaleca się, aby style były napisane w języku SCSS. Dozwolone jest wykorzystywanie bibliotek third-party.</text:p>
      <text:h text:style-name="Heading_20_1" text:outline-level="1">Wymagania</text:h>
      <text:list xml:id="list3220932703" text:style-name="L2">
        <text:list-item>
          <text:p text:style-name="P4">użycie AngularJS</text:p>
        </text:list-item>
        <text:list-item>
          <text:p text:style-name="P4">zgodność z makietą</text:p>
        </text:list-item>
        <text:list-item>
          <text:p text:style-name="P4">(opcjonalnie) RWD</text:p>
        </text:list-item>
        <text:list-item>
          <text:p text:style-name="P4">(opcjonalnie) pokrycie kodu testami</text:p>
        </text:list-item>
      </text:list>
      <text:h text:style-name="Heading_20_1" text:outline-level="1">Ocena wykonania zadania uwzględnia:</text:h>
      <text:list xml:id="list3113514768" text:style-name="L1">
        <text:list-item>
          <text:p text:style-name="P3">poprawnośc działania aplikacji</text:p>
        </text:list-item>
        <text:list-item>
          <text:p text:style-name="P2">zgodność z makietą</text:p>
        </text:list-item>
        <text:list-item>
          <text:p text:style-name="P3">styl programowania</text:p>
        </text:list-item>
        <text:list-item>
          <text:p text:style-name="P2">wykorzystanie zewnętrznych biblotek</text:p>
        </text:list-item>
        <text:list-item>
          <text:p text:style-name="P8">kreatywność</text:p>
        </text:list-item>
      </text:list>
      <text:h text:style-name="Heading_20_1" text:outline-level="1">Na rozwiązanie zadania składa się</text:h>
      <text:list xml:id="list3075379388" text:style-name="L3">
        <text:list-item>
          <text:p text:style-name="P5">dostarczenie w wyznaczonym terminie kodów źródłowych </text:p>
        </text:list-item>
        <text:list-item>
          <text:p text:style-name="P5">przekazanie krótkiego opisu aplikacji oraz instrukcji uruchomienia w pliku README.md</text:p>
        </text:list-item>
      </text:list>
      <text:h text:style-name="Heading_20_1" text:outline-level="1">Tips</text:h>
      <text:list xml:id="list3010057456" text:style-name="L4">
        <text:list-item>
          <text:p text:style-name="P7"><text:span text:style-name="T1">w przypadku braku licencji do programu Photoshop wymaganego do odtworzenia makiety, można wykorzystać 7-dniowy okres próbny lub darmową aplikację webową </text:span><text:a xlink:type="simple" xlink:href="https://www.photopea.com/" text:style-name="Internet_20_link" text:visited-style-name="Visited_20_Internet_20_Link">https://www.photopea.com/</text:a></text:p>
        </text:list-item>
        <text:list-item>
          <text:p text:style-name="P6">w przypadku problemów z wyekstraktowaniem ikonek z makiety, dozwolone jest zastąpienie ich odpowiednikami z darmowych zbiorów takich jak FontAwesome</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4:31:31.680163103</meta:creation-date>
    <dc:date>2020-06-02T14:55:08.062329776</dc:date>
    <meta:editing-duration>PT2M35S</meta:editing-duration>
    <meta:editing-cycles>1</meta:editing-cycles>
    <meta:document-statistic meta:table-count="0" meta:image-count="0" meta:object-count="0" meta:page-count="1" meta:paragraph-count="19" meta:word-count="149" meta:character-count="1130" meta:non-whitespace-character-count="1012"/>
    <meta:generator>LibreOffice/6.0.7.3$Linux_X86_64 LibreOffice_project/00m0$Build-3</meta:generator>
  </office:meta>
</office:document-meta>
</file>